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02T13:02:21</meta:creation-date>
    <dc:creator>Yesu</dc:creator>
    <dc:date>2011-03-02T13:02:21</dc:date>
    <meta:editing-cycles>1</meta:editing-cycles>
    <meta:editing-duration>PT2M27S</meta:editing-duration>
    <meta:AssemblyVersion Assembly-Version="OpenOfficeConvert 0.6.18.758"/>
    <meta:Created-By Created-By="ReSharper 5.1.3000.12"/>
    <meta:user-defined meta:name="Assembly-Version">OpenOfficeConvert 0.6.18.75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2"
Const IsPreview = "False"
Const RunMacroFirstTime = "True"

'Changed On Feb-23-2011 for TD-1917(Paratext Open Office odd header incorrec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